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11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5" office:value-type="string" calcext:value-type="string">
            <text:p>Vinicius Ribeiro Morais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5" office:value-type="string" calcext:value-type="string">
            <text:p>Felipe Fronchetti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6" office:value-type="date" office:date-value="2016-06-30" calcext:value-type="date">
            <text:p>30/06/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7"/>
          <table:table-cell table:style-name="ce9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10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7"/>
          <table:table-cell table:style-name="ce9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10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5:14:29.2208703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5:14:38.884197879</dc:date>
    <meta:editing-duration>PT18M40S</meta:editing-duration>
    <meta:editing-cycles>3</meta:editing-cycles>
    <meta:generator>LibreOffice/5.0.5.2$Linux_X86_64 LibreOffice_project/00$Build-2</meta:generator>
    <dc:creator>VINICIUS MORAIS</dc:creator>
    <meta:document-statistic meta:table-count="1" meta:cell-count="44" meta:object-count="0"/>
  </office:meta>
</office:document-meta>
</file>